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Lucida Grande" svg:font-family="'Lucida Grande', 'Lucida Sans Unicode', Arial, sans-serif"/>
    <style:font-face style:name="OpenSymbol" svg:font-family="OpenSymbol"/>
    <style:font-face style:name="Ubuntu" svg:font-family="Ubuntu" style:font-adornments="Regular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" svg:font-family="Arial" style:font-family-generic="swiss" style:font-pitch="variable"/>
    <style:font-face style:name="Courier" svg:font-family="Courier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SMincho-WinCharSetFFFF-H" svg:font-family="MSMincho-WinCharSetFFFF-H" style:font-family-generic="system" style:font-pitch="variable"/>
    <style:font-face style:name="Times-Roman1" svg:font-family="Times-Roma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>
      <style:text-properties fo:color="#800000" fo:font-weight="bold" style:font-weight-asian="bold" style:font-weight-complex="bold"/>
    </style:style>
    <style:style style:name="P3" style:family="paragraph" style:parent-style-name="Text_20_body">
      <style:text-properties fo:color="#800000" fo:font-weight="bold" officeooo:paragraph-rsid="0018d854" style:font-weight-asian="bold" style:font-weight-complex="bold"/>
    </style:style>
    <style:style style:name="P4" style:family="paragraph" style:parent-style-name="Text_20_body">
      <style:text-properties fo:color="#800000" style:font-name="Times-Roman" fo:font-size="11.5pt" fo:font-weight="bold" officeooo:rsid="0018d854" officeooo:paragraph-rsid="0018d854" style:font-size-asian="11.5pt" style:font-weight-asian="bold" style:font-name-complex="Times-Roman1" style:font-size-complex="11.5pt" style:font-weight-complex="bold"/>
    </style:style>
    <style:style style:name="P5" style:family="paragraph" style:parent-style-name="Text_20_body">
      <style:text-properties officeooo:paragraph-rsid="0018d854"/>
    </style:style>
    <style:style style:name="P6" style:family="paragraph" style:parent-style-name="Text_20_body">
      <style:text-properties officeooo:rsid="0018d854" officeooo:paragraph-rsid="0018d854"/>
    </style:style>
    <style:style style:name="P7" style:family="paragraph" style:parent-style-name="Heading_20_1">
      <style:text-properties officeooo:paragraph-rsid="00141d73"/>
    </style:style>
    <style:style style:name="P8" style:family="paragraph" style:parent-style-name="Quotations" style:list-style-name="L4">
      <style:paragraph-properties fo:margin-left="2.058cm" fo:margin-right="1cm" fo:margin-top="0cm" fo:margin-bottom="0cm" loext:contextual-spacing="false" fo:line-height="150%" fo:text-indent="0cm" style:auto-text-indent="false" fo:padding="0cm" fo:border="non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text-properties officeooo:paragraph-rsid="00141d73"/>
    </style:style>
    <style:style style:name="P11" style:family="paragraph" style:parent-style-name="Text_20_body" style:list-style-name="L4">
      <style:text-properties officeooo:paragraph-rsid="001b6448"/>
    </style:style>
    <style:style style:name="P12" style:family="paragraph" style:parent-style-name="Text_20_body" style:list-style-name="L4">
      <style:paragraph-properties fo:line-height="150%"/>
    </style:style>
    <style:style style:name="P13" style:family="paragraph" style:parent-style-name="Text_20_body">
      <style:text-properties officeooo:paragraph-rsid="001014f4"/>
    </style:style>
    <style:style style:name="P14" style:family="paragraph" style:parent-style-name="Text_20_body" style:list-style-name="L2">
      <style:paragraph-properties fo:margin-left="1.251cm" fo:margin-right="0cm" fo:margin-top="0cm" fo:margin-bottom="0cm" loext:contextual-spacing="false" fo:text-indent="-0.635cm" style:auto-text-indent="false"/>
    </style:style>
    <style:style style:name="P15" style:family="paragraph" style:parent-style-name="Text_20_body" style:list-style-name="L3">
      <style:paragraph-properties fo:margin-left="1.251cm" fo:margin-right="0cm" fo:margin-top="0cm" fo:margin-bottom="0cm" loext:contextual-spacing="false" fo:text-indent="-0.635cm" style:auto-text-indent="false"/>
    </style:style>
    <style:style style:name="P16" style:family="paragraph" style:parent-style-name="Text_20_body" style:list-style-name="L4">
      <style:paragraph-properties fo:margin-top="0cm" fo:margin-bottom="0cm" loext:contextual-spacing="false"/>
    </style:style>
    <style:style style:name="P17" style:family="paragraph" style:parent-style-name="Text_20_body" style:list-style-name="L5">
      <style:paragraph-properties fo:margin-top="0cm" fo:margin-bottom="0cm" loext:contextual-spacing="false"/>
      <style:text-properties officeooo:paragraph-rsid="002cf2a4"/>
    </style:style>
    <style:style style:name="P18" style:family="paragraph" style:parent-style-name="Text_20_body" style:list-style-name="L5">
      <style:paragraph-properties fo:margin-left="0cm" fo:margin-right="0cm" fo:margin-top="0cm" fo:margin-bottom="0cm" loext:contextual-spacing="false" fo:text-indent="0cm" style:auto-text-indent="false"/>
    </style:style>
    <style:style style:name="P19" style:family="paragraph" style:parent-style-name="Text_20_body" style:list-style-name="L5">
      <style:paragraph-properties fo:margin-left="0cm" fo:margin-right="0cm" fo:margin-top="0cm" fo:margin-bottom="0cm" loext:contextual-spacing="false" fo:text-indent="0cm" style:auto-text-indent="false"/>
      <style:text-properties officeooo:paragraph-rsid="002cf2a4"/>
    </style:style>
    <style:style style:name="P20" style:family="paragraph" style:parent-style-name="Text_20_body" style:list-style-name="L5">
      <style:paragraph-properties fo:margin-left="0cm" fo:margin-right="0cm" fo:margin-top="0cm" fo:margin-bottom="0cm" loext:contextual-spacing="false" fo:text-indent="0cm" style:auto-text-indent="false"/>
      <style:text-properties officeooo:rsid="00244ba8" officeooo:paragraph-rsid="002833b8"/>
    </style:style>
    <style:style style:name="P21" style:family="paragraph" style:parent-style-name="Text_20_body" style:list-style-name="L5">
      <style:paragraph-properties fo:margin-left="0cm" fo:margin-right="0cm" fo:margin-top="0cm" fo:margin-bottom="0cm" loext:contextual-spacing="false" fo:line-height="100%" fo:text-indent="0cm" style:auto-text-indent="false"/>
      <style:text-properties officeooo:rsid="002b07d7" officeooo:paragraph-rsid="002b07d7"/>
    </style:style>
    <style:style style:name="P22" style:family="paragraph" style:parent-style-name="Text_20_body" style:list-style-name="L5">
      <style:paragraph-properties fo:margin-left="0cm" fo:margin-right="0cm" fo:margin-top="0cm" fo:margin-bottom="0cm" loext:contextual-spacing="false" fo:text-indent="0cm" style:auto-text-indent="false"/>
      <style:text-properties officeooo:rsid="002b07d7" officeooo:paragraph-rsid="002cf2a4"/>
    </style:style>
    <style:style style:name="T1" style:family="text">
      <style:text-properties fo:color="#006000" style:font-name="Lucida Grande" fo:font-size="10pt"/>
    </style:style>
    <style:style style:name="T2" style:family="text">
      <style:text-properties fo:color="#006000" style:font-name="Lucida Grande" fo:font-size="10pt" fo:font-style="italic"/>
    </style:style>
    <style:style style:name="T3" style:family="text">
      <style:text-properties fo:color="#006000" style:font-name="Lucida Grande" fo:font-size="10pt" officeooo:rsid="001b6448"/>
    </style:style>
    <style:style style:name="T4" style:family="text">
      <style:text-properties officeooo:rsid="00119ae6"/>
    </style:style>
    <style:style style:name="T5" style:family="text">
      <style:text-properties officeooo:rsid="001382d2"/>
    </style:style>
    <style:style style:name="T6" style:family="text">
      <style:text-properties officeooo:rsid="00141d73"/>
    </style:style>
    <style:style style:name="T7" style:family="text">
      <style:text-properties style:font-name="Times-Roman" fo:font-size="11.5pt" style:font-size-asian="11.5pt" style:font-name-complex="Times-Roman1" style:font-size-complex="11.5pt"/>
    </style:style>
    <style:style style:name="T8" style:family="text">
      <style:text-properties style:font-name="Times-Roman" fo:font-size="11.5pt" officeooo:rsid="0015fd6e" style:font-size-asian="11.5pt" style:font-name-complex="Times-Roman1" style:font-size-complex="11.5pt"/>
    </style:style>
    <style:style style:name="T9" style:family="text">
      <style:text-properties style:font-name="Times-Roman" fo:font-size="11.5pt" officeooo:rsid="0018d854" style:font-size-asian="11.5pt" style:font-name-complex="Times-Roman1" style:font-size-complex="11.5pt"/>
    </style:style>
    <style:style style:name="T10" style:family="text">
      <style:text-properties style:font-name="Times-Roman" fo:font-size="11.5pt" officeooo:rsid="00193346" style:font-size-asian="11.5pt" style:font-name-complex="Times-Roman1" style:font-size-complex="11.5pt"/>
    </style:style>
    <style:style style:name="T11" style:family="text">
      <style:text-properties style:font-name="Times-Roman" fo:font-size="11.5pt" officeooo:rsid="002867fc" style:font-size-asian="11.5pt" style:font-name-complex="Times-Roman1" style:font-size-complex="11.5pt"/>
    </style:style>
    <style:style style:name="T12" style:family="text">
      <style:text-properties style:font-name="Times-Roman" fo:font-size="11.5pt" officeooo:rsid="002cf2a4" style:font-size-asian="11.5pt" style:font-name-complex="Times-Roman1" style:font-size-complex="11.5pt"/>
    </style:style>
    <style:style style:name="T13" style:family="text">
      <style:text-properties style:font-name-complex="Courier"/>
    </style:style>
    <style:style style:name="T14" style:family="text">
      <style:text-properties style:font-name-asian="MSMincho-WinCharSetFFFF-H" style:font-name-complex="MSMincho-WinCharSetFFFF-H"/>
    </style:style>
    <style:style style:name="T15" style:family="text">
      <style:text-properties officeooo:rsid="0016911e"/>
    </style:style>
    <style:style style:name="T16" style:family="text">
      <style:text-properties officeooo:rsid="00183fa9"/>
    </style:style>
    <style:style style:name="T17" style:family="text">
      <style:text-properties officeooo:rsid="001c94bc"/>
    </style:style>
    <style:style style:name="T18" style:family="text">
      <style:text-properties officeooo:rsid="0029dd5c"/>
    </style:style>
    <style:style style:name="T19" style:family="text">
      <style:text-properties officeooo:rsid="002a0ed5"/>
    </style:style>
    <style:style style:name="T20" style:family="text">
      <style:text-properties fo:color="#800000" fo:font-weight="bold" style:font-weight-asian="bold" style:font-weight-complex="bold"/>
    </style:style>
    <style:style style:name="T21" style:family="text">
      <style:text-properties fo:color="#800000" fo:font-weight="bold" officeooo:rsid="00141d73" style:font-weight-asian="bold" style:font-weight-complex="bold"/>
    </style:style>
    <style:style style:name="T22" style:family="text">
      <style:text-properties fo:color="#800000" fo:font-weight="bold" officeooo:rsid="002cf2a4" style:font-weight-asian="bold" style:font-weight-complex="bold"/>
    </style:style>
    <style:style style:name="T23" style:family="text">
      <style:text-properties officeooo:rsid="002cf2a4"/>
    </style:style>
    <style:style style:name="T24" style:family="text">
      <style:text-properties officeooo:rsid="001fb16b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Teletype" text:bullet-char="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style-name="Bullet_20_Symbols" text:bullet-char="―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Ubuntu"/>
      </text:list-level-style-bullet>
      <text:list-level-style-bullet text:level="3" text:style-name="Bullet_20_Symbols" text:bullet-char="―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Ubuntu"/>
      </text:list-level-style-bullet>
      <text:list-level-style-bullet text:level="4" text:style-name="Bullet_20_Symbols" text:bullet-char="―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Ubuntu"/>
      </text:list-level-style-bullet>
      <text:list-level-style-bullet text:level="5" text:style-name="Bullet_20_Symbols" text:bullet-char="―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Ubuntu"/>
      </text:list-level-style-bullet>
      <text:list-level-style-bullet text:level="6" text:style-name="Bullet_20_Symbols" text:bullet-char="―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Ubuntu"/>
      </text:list-level-style-bullet>
      <text:list-level-style-bullet text:level="7" text:style-name="Bullet_20_Symbols" text:bullet-char="―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Ubuntu"/>
      </text:list-level-style-bullet>
      <text:list-level-style-bullet text:level="8" text:style-name="Bullet_20_Symbols" text:bullet-char="―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Ubuntu"/>
      </text:list-level-style-bullet>
      <text:list-level-style-bullet text:level="9" text:style-name="Bullet_20_Symbols" text:bullet-char="―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Ubuntu"/>
      </text:list-level-style-bullet>
      <text:list-level-style-bullet text:level="10" text:style-name="Bullet_20_Symbols" text:bullet-char="―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Ubuntu"/>
      </text:list-level-style-bullet>
    </text:list-style>
    <text:list-style style:name="L4">
      <text:list-level-style-bullet text:level="1" text:style-name="Bullet_20_Symbols" style:num-suffix="." text:bullet-char="―">
        <style:list-level-properties text:space-before="0.748cm" text:min-label-width="0.499cm"/>
        <style:text-properties style:font-name="Ubuntu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container">
        <text:section text:style-name="Sect1" text:name="content">
          <text:h text:style-name="P7" text:outline-level="1">Ejercicios XSD</text:h>
          <text:section text:style-name="Sect1" text:name="block-system-main">
            <text:p text:style-name="Text_20_body"><text:span text:style-name="T22">1</text:span><text:span text:style-name="T21">.- </text:span><text:span text:style-name="T20">Diseñar el esquema XSD para el siguiente archivo XML con las siguientes propiedades: </text:span></text:p>
            <text:p text:style-name="Preformatted_20_Text">&lt;?xml version="1.0" encoding="UTF-8"?&gt;</text:p>
            <text:p text:style-name="Preformatted_20_Text">&lt;alumnos <text:s/>xmlns:xsi="http://www.w3.org/2001/XMLSchema-instance" </text:p>
            <text:p text:style-name="Preformatted_20_Text">xsi:noNamespaceSchemaLocation="alumnos.xsd"&gt;</text:p>
            <text:p text:style-name="Preformatted_20_Text"><text:s text:c="2"/>&lt;alumno dni="11111111A"&gt;</text:p>
            <text:p text:style-name="Preformatted_20_Text"><text:s text:c="4"/>&lt;nombre&gt;Juan Andrés&lt;/nombre&gt;</text:p>
            <text:p text:style-name="Preformatted_20_Text"><text:s text:c="4"/>&lt;direccion&gt;</text:p>
            <text:p text:style-name="Preformatted_20_Text"><text:s text:c="6"/>&lt;calle&gt;Avenida de la Fuente&lt;/calle&gt;</text:p>
            <text:p text:style-name="Preformatted_20_Text"><text:s text:c="6"/>&lt;numero&gt;6&lt;/numero&gt;</text:p>
            <text:p text:style-name="Preformatted_20_Text"><text:s text:c="6"/>&lt;ciudad&gt;Zafra&lt;/ciudad&gt;</text:p>
            <text:p text:style-name="Preformatted_20_Text"><text:s text:c="6"/>&lt;provincia&gt;Badajoz&lt;/provincia&gt;</text:p>
            <text:p text:style-name="Preformatted_20_Text"><text:s text:c="4"/>&lt;/direccion&gt;</text:p>
            <text:p text:style-name="Preformatted_20_Text"><text:s text:c="4"/>&lt;telefono&gt;924555555&lt;/telefono&gt;</text:p>
            <text:p text:style-name="Preformatted_20_Text"><text:s text:c="2"/>&lt;/alumno&gt;</text:p>
            <text:p text:style-name="Preformatted_20_Text"><text:s text:c="2"/>&lt;alumno dni="22222222B"&gt;</text:p>
            <text:p text:style-name="Preformatted_20_Text"><text:s text:c="4"/>&lt;nombre&gt;Jose Sanchez&lt;/nombre&gt;</text:p>
            <text:p text:style-name="Preformatted_20_Text"><text:s text:c="4"/>&lt;direccion&gt;</text:p>
            <text:p text:style-name="Preformatted_20_Text"><text:s text:c="6"/>&lt;calle&gt;Calle Ancha&lt;/calle&gt;</text:p>
            <text:p text:style-name="Preformatted_20_Text"><text:s text:c="6"/>&lt;numero&gt;3&lt;/numero&gt;</text:p>
            <text:p text:style-name="Preformatted_20_Text"><text:s text:c="6"/>&lt;ciudad&gt;Zafra&lt;/ciudad&gt;</text:p>
            <text:p text:style-name="Preformatted_20_Text"><text:s text:c="6"/>&lt;provincia&gt;Badajoz&lt;/provincia&gt;</text:p>
            <text:p text:style-name="Preformatted_20_Text"><text:s text:c="4"/>&lt;/direccion&gt;</text:p>
            <text:p text:style-name="Preformatted_20_Text"><text:s text:c="4"/>&lt;direccion&gt;</text:p>
            <text:p text:style-name="Preformatted_20_Text"><text:s text:c="6"/>&lt;calle&gt;Calle Mayor&lt;/calle&gt;</text:p>
            <text:p text:style-name="Preformatted_20_Text"><text:s text:c="6"/>&lt;numero&gt;33&lt;/numero&gt;</text:p>
            <text:p text:style-name="Preformatted_20_Text"><text:s text:c="6"/>&lt;ciudad&gt;Zafra&lt;/ciudad&gt;</text:p>
            <text:p text:style-name="Preformatted_20_Text"><text:s text:c="6"/>&lt;provincia&gt;Badajoz&lt;/provincia&gt;</text:p>
            <text:p text:style-name="Preformatted_20_Text"><text:s text:c="4"/>&lt;/direccion&gt;</text:p>
            <text:p text:style-name="Preformatted_20_Text"><text:s text:c="4"/>&lt;telefono&gt;924550000&lt;/telefono&gt;</text:p>
            <text:p text:style-name="Preformatted_20_Text"><text:s text:c="2"/>&lt;/alumno&gt;</text:p>
            <text:p text:style-name="P1">&lt;/alumnos&gt;</text:p>
            <text:list xml:id="list3075743543" text:style-name="L4">
              <text:list-item>
                <text:p text:style-name="P16">El elemento número será un entero entre 0 y 500. </text:p>
              </text:list-item>
              <text:list-item>
                <text:p text:style-name="P16">El elemento teléfono será un entero y dicho elemento podrá aparecer entre 0 y 5 veces. </text:p>
              </text:list-item>
              <text:list-item>
                <text:p text:style-name="P16">El elemento dirección podrá aparecer 1 o 2 veces. </text:p>
              </text:list-item>
              <text:list-item>
                <text:p text:style-name="P10">El atributo dni será una plantilla de 8 números y una letra mayúscula. </text:p>
              </text:list-item>
            </text:list>
            <text:p text:style-name="P13"><text:span text:style-name="T22">2</text:span><text:span text:style-name="T21">.- </text:span><text:span text:style-name="T20">Crea el esquema XSD para el siguiente archivo XML y las propiedades que se indican: </text:span></text:p>
            <text:p text:style-name="Preformatted_20_Text">&lt;?xml version="1.0" encoding="UTF-8" ?&gt;</text:p>
            <text:p text:style-name="Preformatted_20_Text">&lt;pagos&gt;</text:p>
            <text:p text:style-name="Preformatted_20_Text"><text:s text:c="2"/>&lt;nombre&gt;Javier Toledano&lt;/nombre&gt;</text:p>
            <text:p text:style-name="Preformatted_20_Text"><text:s text:c="2"/>&lt;<text:span text:style-name="T5">edad</text:span>&gt;19&lt;/<text:span text:style-name="T5">edad</text:span>&gt;</text:p>
            <text:p text:style-name="Preformatted_20_Text"><text:s text:c="2"/>&lt;hora&gt;23:55:15&lt;/hora&gt;</text:p>
            <text:p text:style-name="Preformatted_20_Text"><text:s text:c="2"/>&lt;hora&gt;23:55:15&lt;/hora&gt;</text:p>
            <text:p text:style-name="Preformatted_20_Text"><text:s text:c="2"/>&lt;precio&gt;123.56&lt;/precio&gt;</text:p>
            <text:p text:style-name="Preformatted_20_Text"><text:s text:c="2"/>&lt;cantidad&gt;678&lt;/cantidad&gt;</text:p>
            <text:p text:style-name="Preformatted_20_Text"><text:s text:c="2"/>&lt;pagado&gt;<text:span text:style-name="T23">verdadero</text:span>&lt;/pagado&gt;</text:p>
            <text:p text:style-name="P1">&lt;/pagos&gt;</text:p>
            <text:p text:style-name="Text_20_body">Añade a los elementos anteriores las siguientes propiedades:</text:p>
            <text:list xml:id="list825576956" text:style-name="L5">
              <text:list-item>
                <text:p text:style-name="P17">El elemento nombre puede aparecer como máximo 3 veces y su valor por defecto es "A<text:span text:style-name="T23">ntonio Tovar</text:span>". <text:span text:style-name="T23">Tiene</text:span><text:span text:style-name="T18"> máximo 20 caracteres</text:span><text:span text:style-name="T24">.</text:span></text:p>
              </text:list-item>
              <text:list-item>
                <text:p text:style-name="P19"><text:span text:style-name="T23">L</text:span><text:span text:style-name="T24">a edad se restringe entre 16 y 24 años </text:span></text:p>
              </text:list-item>
              <text:list-item>
                <text:p text:style-name="P18"><text:soft-page-break/>El elemento hora puede aparecer un numero infinito de veces, <text:span text:style-name="T5">basado en una restricción para la hora formato digital. </text:span></text:p>
              </text:list-item>
              <text:list-item>
                <text:p text:style-name="P18">El valor por defecto de pagado es fals<text:span text:style-name="T4">o</text:span>. <text:span text:style-name="T23">Valores verdadero o falso.</text:span></text:p>
              </text:list-item>
              <text:list-item>
                <text:p text:style-name="P18">La cantidad es fija y es siempre 678. </text:p>
              </text:list-item>
              <text:list-item>
                <text:p text:style-name="P20">El precio en el formado dado.</text:p>
                <text:p text:style-name="P22"/>
                <text:p text:style-name="P21"/>
              </text:list-item>
            </text:list>
            <text:p text:style-name="P3"><text:span text:style-name="T12">3</text:span><text:span text:style-name="T8">.- </text:span><text:span text:style-name="T7">Diseñar un</text:span><text:span text:style-name="T11">a instancia</text:span><text:span text:style-name="T7"> XML </text:span><text:span text:style-name="T9">para el siguiente esquema </text:span><text:span text:style-name="T7">para crear documentos para un préstamo. </text:span><text:span text:style-name="T9">Según lo declarado sacar el enunciado del mismo, </text:span><text:span text:style-name="T11">con todas las especificaciones dadas</text:span><text:span text:style-name="T9">. <text:s/></text:span><text:span text:style-name="T10">(PrestamoRestricciones.)</text:span></text:p>
            <text:p text:style-name="P4"/>
            <text:p text:style-name="P6">&lt;?xml version="1.0" encoding="UTF-8"?&gt;</text:p>
            <text:p text:style-name="P6">&lt;xs:schema xmlns:xs="http://www.w3.org/2001/XMLSchema" &gt;</text:p>
            <text:p text:style-name="P6"/>
            <text:p text:style-name="P6"><text:s/>&lt;!-- DECLARACION DE ELEMENTOS RAIZ Y PRINCIPALES --&gt;</text:p>
            <text:p text:style-name="P6"><text:s text:c="2"/>&lt;xs:element name="documento"&gt;</text:p>
            <text:p text:style-name="P6"><text:s text:c="4"/>&lt;xs:complexType&gt;</text:p>
            <text:p text:style-name="P6"><text:s text:c="6"/>&lt;xs:sequence&gt;</text:p>
            <text:p text:style-name="P6"><text:s text:c="8"/>&lt;xs:element ref="bibliotecario"/&gt;</text:p>
            <text:p text:style-name="P6"><text:s text:c="8"/>&lt;xs:element ref="fechas"/&gt;</text:p>
            <text:p text:style-name="P6"><text:s text:c="8"/>&lt;xs:element ref="datos_lector"/&gt;</text:p>
            <text:p text:style-name="P6"><text:s text:c="8"/>&lt;xs:element ref="prestamo" maxOccurs="3"/&gt;</text:p>
            <text:p text:style-name="P6"><text:s text:c="6"/>&lt;/xs:sequence&gt;</text:p>
            <text:p text:style-name="P6"><text:s text:c="4"/>&lt;/xs:complexType&gt;</text:p>
            <text:p text:style-name="P6"><text:s text:c="2"/>&lt;/xs:element&gt;</text:p>
            <text:p text:style-name="P6"><text:s text:c="4"/></text:p>
            <text:p text:style-name="P6"><text:s/>&lt;!-- DECLARACION DE ELEMENTO BIBLIOTECARIO <text:s/>--&gt;</text:p>
            <text:p text:style-name="P6"><text:s text:c="2"/>&lt;xs:element name="bibliotecario"&gt;</text:p>
            <text:p text:style-name="P6"><text:s text:c="4"/>&lt;xs:complexType&gt;</text:p>
            <text:p text:style-name="P6"><text:s text:c="6"/>&lt;xs:attribute name="apellidos" type="xs:string" use="required"/&gt;</text:p>
            <text:p text:style-name="P6"><text:s text:c="6"/>&lt;xs:attribute name="nombre" type="xs:string" use="required"/&gt;</text:p>
            <text:p text:style-name="P6"><text:s text:c="4"/>&lt;/xs:complexType&gt;</text:p>
            <text:p text:style-name="P6"><text:s text:c="2"/>&lt;/xs:element&gt;</text:p>
            <text:p text:style-name="P6"><text:s text:c="4"/></text:p>
            <text:p text:style-name="P6"><text:s/>&lt;!-- DECLARACION DE ELEMENTO FECHAS <text:s/>--&gt;</text:p>
            <text:p text:style-name="P6"><text:s text:c="2"/>&lt;xs:element name="fechas"&gt;</text:p>
            <text:p text:style-name="P6"><text:s text:c="4"/>&lt;xs:complexType&gt;</text:p>
            <text:p text:style-name="P6"><text:s text:c="6"/>&lt;xs:sequence&gt;</text:p>
            <text:p text:style-name="P6"><text:s text:c="8"/>&lt;xs:element name="f_prestamo" type="fecha"/&gt;</text:p>
            <text:p text:style-name="P6"><text:soft-page-break/><text:s text:c="8"/>&lt;xs:element name="f_devolucion" type="fecha" /&gt;</text:p>
            <text:p text:style-name="P6"><text:s text:c="6"/>&lt;/xs:sequence&gt;</text:p>
            <text:p text:style-name="P6"><text:s text:c="4"/>&lt;/xs:complexType&gt;</text:p>
            <text:p text:style-name="P6"><text:s text:c="2"/>&lt;/xs:element&gt;</text:p>
            <text:p text:style-name="P6"><text:s text:c="4"/></text:p>
            <text:p text:style-name="P6"><text:s/>&lt;!-- DECLARACION DE ELEMENTO LECTOR <text:s/>--&gt;</text:p>
            <text:p text:style-name="P6"><text:s text:c="2"/>&lt;xs:element name="datos_lector"&gt;</text:p>
            <text:p text:style-name="P6"><text:s text:c="4"/>&lt;xs:complexType&gt;</text:p>
            <text:p text:style-name="P6"><text:s text:c="6"/>&lt;xs:sequence&gt;</text:p>
            <text:p text:style-name="P6"><text:s text:c="8"/>&lt;xs:element name="id" type="xs:positiveInteger"/&gt;</text:p>
            <text:p text:style-name="P6"><text:s text:c="8"/>&lt;xs:element name="nombre" type="xs:string"/&gt;</text:p>
            <text:p text:style-name="P6"><text:s text:c="8"/>&lt;xs:element name="apellidos" type="xs:string"/&gt;</text:p>
            <text:p text:style-name="P6"><text:s text:c="8"/>&lt;xs:element name="telefono" type="xs:positiveInteger"/&gt;</text:p>
            <text:p text:style-name="P6"><text:s text:c="8"/>&lt;xs:element name="direccion" type="xs:string"/&gt;</text:p>
            <text:p text:style-name="P6"><text:s text:c="6"/>&lt;/xs:sequence&gt;</text:p>
            <text:p text:style-name="P6"><text:s text:c="4"/>&lt;/xs:complexType&gt;</text:p>
            <text:p text:style-name="P6"><text:s text:c="2"/>&lt;/xs:element&gt;</text:p>
            <text:p text:style-name="P6"><text:s text:c="2"/></text:p>
            <text:p text:style-name="P6"><text:s text:c="3"/>&lt;!-- DECLARACION DE ELEMENTO PRESTAMO <text:s/>--&gt;</text:p>
            <text:p text:style-name="P6"><text:s text:c="4"/>&lt;xs:element name="prestamo" &gt;</text:p>
            <text:p text:style-name="P6"><text:s text:c="4"/>&lt;xs:complexType &gt;</text:p>
            <text:p text:style-name="P6"><text:s text:c="3"/></text:p>
            <text:p text:style-name="P6"><text:s text:c="6"/>&lt;xs:attribute name="registro" type="xs:string"/&gt;</text:p>
            <text:p text:style-name="P6"><text:s text:c="6"/>&lt;xs:attribute name="titulo" type="xs:string" /&gt;</text:p>
            <text:p text:style-name="P6"><text:s text:c="6"/>&lt;xs:attribute name="autor" type="xs:string" /&gt;</text:p>
            <text:p text:style-name="P6"><text:s text:c="2"/></text:p>
            <text:p text:style-name="P6"><text:s text:c="4"/>&lt;/xs:complexType&gt;</text:p>
            <text:p text:style-name="P6"><text:s text:c="8"/>&lt;/xs:element&gt;</text:p>
            <text:p text:style-name="P6"><text:s/>&lt;!-- DECLARACION DE ELEMENTO FECHA <text:s/><text:span text:style-name="T17">COMO OBJETO</text:span>--&gt;</text:p>
            <text:p text:style-name="P6"><text:s text:c="4"/>&lt;xs:complexType name="fecha"&gt;</text:p>
            <text:p text:style-name="P6"><text:s text:c="6"/>&lt;xs:sequence&gt;</text:p>
            <text:p text:style-name="P6"><text:s text:c="8"/>&lt;xs:element name="dia" type="eldia"/&gt;</text:p>
            <text:p text:style-name="P6"><text:s text:c="8"/>&lt;xs:element name="mes" type="elmes"/&gt;</text:p>
            <text:p text:style-name="P6"><text:s text:c="8"/>&lt;xs:element name="anio" type="elaño"/&gt;</text:p>
            <text:p text:style-name="P6"><text:s text:c="6"/>&lt;/xs:sequence&gt;</text:p>
            <text:p text:style-name="P6"><text:s text:c="7"/>&lt;/xs:complexType&gt;</text:p>
            <text:p text:style-name="P6"><text:s/></text:p>
            <text:p text:style-name="P6"><text:soft-page-break/>&lt;!-- DECLARACION DE RESTRICCIONES <text:s/>DIA--&gt;</text:p>
            <text:p text:style-name="P6"><text:s text:c="2"/><text:tab/> &lt;xs:simpleType name="eldia"&gt;</text:p>
            <text:p text:style-name="P6"><text:tab/><text:tab/> &lt;xs:restriction base="xs:positiveInteger"&gt;</text:p>
            <text:p text:style-name="P6"><text:tab/><text:tab/> <text:s text:c="3"/>&lt;xs:minInclusive value="1"&gt;&lt;/xs:minInclusive&gt;</text:p>
            <text:p text:style-name="P6"><text:tab/><text:tab/> <text:s text:c="3"/>&lt;xs:maxInclusive value="30"&gt;&lt;/xs:maxInclusive&gt;</text:p>
            <text:p text:style-name="P6"><text:tab/><text:tab/>&lt;/xs:restriction&gt;</text:p>
            <text:p text:style-name="P6"><text:tab/> <text:s/><text:tab/>&lt;/xs:simpleType&gt;</text:p>
            <text:p text:style-name="P6">&lt;!-- DECLARACION DE RESTRICCIONES <text:s/>MES--&gt;</text:p>
            <text:p text:style-name="P6"><text:s text:c="2"/><text:tab/> &lt;xs:simpleType name="elmes"&gt;</text:p>
            <text:p text:style-name="P6"><text:s text:c="8"/>&lt;xs:restriction base="xs:positiveInteger"&gt;</text:p>
            <text:p text:style-name="P6"><text:s text:c="13"/>&lt;xs:minInclusive value="1"&gt;&lt;/xs:minInclusive&gt;</text:p>
            <text:p text:style-name="P6"><text:tab/><text:tab/> <text:s text:c="3"/>&lt;xs:maxInclusive value="12"&gt;&lt;/xs:maxInclusive&gt;</text:p>
            <text:p text:style-name="P6"><text:s text:c="8"/>&lt;/xs:restriction&gt;</text:p>
            <text:p text:style-name="P6"><text:s text:c="6"/>&lt;/xs:simpleType&gt;</text:p>
            <text:p text:style-name="P6"><text:s text:c="13"/>&lt;!-- DECLARACION DE RESTRICCIONES <text:s/>AÑO--&gt;</text:p>
            <text:p text:style-name="P6"><text:s text:c="2"/><text:tab/> &lt;xs:simpleType name="elaño"&gt;</text:p>
            <text:p text:style-name="P6"><text:s text:c="8"/>&lt;xs:restriction base="xs:positiveInteger"&gt;</text:p>
            <text:p text:style-name="P6"><text:s text:c="13"/>&lt;xs:minInclusive value="1500"&gt;&lt;/xs:minInclusive&gt;</text:p>
            <text:p text:style-name="P6"><text:tab/><text:tab/> <text:s text:c="7"/>&lt;xs:maxInclusive value="2017"&gt;&lt;/xs:maxInclusive&gt;</text:p>
            <text:p text:style-name="P6"><text:s text:c="8"/>&lt;/xs:restriction&gt;</text:p>
            <text:p text:style-name="P6"><text:s text:c="6"/>&lt;/xs:simpleType&gt;</text:p>
            <text:p text:style-name="P6">&lt;/xs:schema&gt;</text:p>
            <text:p text:style-name="P5"/>
            <text:p text:style-name="P2"><text:span text:style-name="T23">4</text:span><text:span text:style-name="T16">.- </text:span>Dado el siguiente documento XML crea el correspondiente esquema.</text:p>
            <text:p text:style-name="Text_20_body">Hacerlo de dos maneras con los atributos de tipo string y otra con los atributos de tipo enumerado.</text:p>
            <text:p text:style-name="Text_20_body">&lt;lista_de_cargos&gt;</text:p>
            <text:p text:style-name="Text_20_body"><text:span text:style-name="T13">&lt;cargo nombre=”guru” sueldo=”60000</text:span><text:span text:style-name="T14">″</text:span><text:span text:style-name="T13">&gt;</text:span></text:p>
            <text:p text:style-name="Text_20_body">&lt;uniforme&gt;</text:p>
            <text:p text:style-name="Text_20_body">&lt;gorro tipo=”turbante” color=”rojo”&gt; “<text:span text:style-name="T15">gorro amarillo” &lt;/gorro&gt;</text:span></text:p>
            <text:p text:style-name="Text_20_body">&lt;prenda_sup tipo=”chilaba” color=”azul” manga=”larga”/&gt;</text:p>
            <text:p text:style-name="Text_20_body">&lt;prenda_inf tipo=”chandal” color=”caqui” cierre=”cuerda” /&gt;</text:p>
            <text:p text:style-name="Text_20_body">&lt;/uniforme&gt;</text:p>
            <text:p text:style-name="Text_20_body">&lt;/cargo&gt;</text:p>
            <text:p text:style-name="Text_20_body">&lt;/lista_de_cargos&gt;</text:p>
            <text:p text:style-name="Text_20_body"/>
          </text:section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Hindi1" svg:font-family="'Lohit Hindi'"/>
    <style:font-face style:name="Lucida Grande" svg:font-family="'Lucida Grande', 'Lucida Sans Unicode', Arial, sans-serif"/>
    <style:font-face style:name="OpenSymbol" svg:font-family="OpenSymbol"/>
    <style:font-face style:name="Ubuntu" svg:font-family="Ubuntu" style:font-adornments="Regular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" svg:font-family="Arial" style:font-family-generic="swiss" style:font-pitch="variable"/>
    <style:font-face style:name="Courier" svg:font-family="Courier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SMincho-WinCharSetFFFF-H" svg:font-family="MSMincho-WinCharSetFFFF-H" style:font-family-generic="system" style:font-pitch="variable"/>
    <style:font-face style:name="Times-Roman1" svg:font-family="Times-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Mono" style:font-family-asian="'WenQuanYi Zen Hei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NCARNA </meta:initial-creator>
    <meta:creation-date>2015-01-08T11:54:56</meta:creation-date>
    <dc:date>2022-02-18T11:36:12.962525882</dc:date>
    <meta:editing-duration>PT5H1M17S</meta:editing-duration>
    <meta:editing-cycles>25</meta:editing-cycles>
    <meta:generator>LibreOffice/6.4.7.2$Linux_X86_64 LibreOffice_project/40$Build-2</meta:generator>
    <meta:document-statistic meta:table-count="0" meta:image-count="0" meta:object-count="0" meta:page-count="4" meta:paragraph-count="154" meta:word-count="508" meta:character-count="5536" meta:non-whitespace-character-count="4611"/>
  </office:meta>
</office:document-meta>
</file>